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5.99pt"/>
    </style:style>
    <style:style style:name="co2" style:family="table-column">
      <style:table-column-properties fo:break-before="auto" style:column-width="119.45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160.44pt"/>
    </style:style>
    <style:style style:name="co6" style:family="table-column">
      <style:table-column-properties fo:break-before="auto" style:column-width="77.81pt"/>
    </style:style>
    <style:style style:name="co7" style:family="table-column">
      <style:table-column-properties fo:break-before="auto" style:column-width="106.24pt"/>
    </style:style>
    <style:style style:name="co8" style:family="table-column">
      <style:table-column-properties fo:break-before="auto" style:column-width="12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ea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e599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e599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a4c2f4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9cb9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ce5cd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fce5cd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ce5cd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cfe2f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cfe2f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9" style:family="table-cell" style:parent-style-name="Default">
      <style:table-cell-properties fo:background-color="#6d9eeb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9daf8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9cb9c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a2c4c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9fc5e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6" style:family="table-cell" style:parent-style-name="Default">
      <style:table-cell-properties fo:background-color="#6fa8d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7" style:family="table-cell" style:parent-style-name="Default">
      <style:table-cell-properties fo:background-color="#b4a7d6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100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Not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7" table:number-rows-spanned="1">
            <text:p>Para las pruebas de tablet y móvil no se han repetido los casos en los que el usuario ha fallado. Esto es porque si ha fallado en</text:p>
            <text:p>el ordenador también va a fallar en tablet y móvil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ot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7" table:number-rows-spanned="1">
            <text:p>Algunos de las tareas no completadas están puestas a 300 debido a que los usuarios dejaron la puerba a la mitad,</text:p>
            <text:p> pero aun así cuentan para las estadísticas.</text:p>
          </table:table-cell>
          <table:covered-table-cell table:number-columns-repeated="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5" table:number-rows-spanned="1">
            <text:p>Tarea 1 buscar información en un buscador de la página web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Tarea 2 buscar una fot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Tarea 3 jugar a un jueg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7" table:number-rows-spanned="1">
            <text:p>Pruebas usablidad para ordenador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3" table:number-rows-spanned="1">
            <text:p>Completar tarea</text:p>
          </table:table-cell>
          <table:covered-table-cell table:number-columns-repeated="2"/>
          <table:table-cell table:style-name="ce24" office:value-type="string" calcext:value-type="string" table:number-columns-spanned="3" table:number-rows-spanned="1">
            <text:p>Tiempos en segundos - tiempo límite 2 minutos</text:p>
          </table:table-cell>
          <table:covered-table-cell table:number-columns-repeated="2"/>
          <table:table-cell table:number-columns-repeated="2"/>
          <table:table-cell table:style-name="ce27" office:value-type="string" calcext:value-type="string" table:number-columns-spanned="6" table:number-rows-spanned="1">
            <text:p>Estadísticas para ordenador</text:p>
          </table:table-cell>
          <table:covered-table-cell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5" office:value-type="string" calcext:value-type="string">
            <text:p>Edad</text:p>
          </table:table-cell>
          <table:table-cell table:style-name="ce5" office:value-type="string" calcext:value-type="string">
            <text:p>Destreza 1- 10</text:p>
          </table:table-cell>
          <table:table-cell table:style-name="ce5" office:value-type="string" calcext:value-type="string">
            <text:p>Tarea 1</text:p>
          </table:table-cell>
          <table:table-cell table:style-name="ce5" office:value-type="string" calcext:value-type="string">
            <text:p>Tarea 2</text:p>
          </table:table-cell>
          <table:table-cell table:style-name="ce5" office:value-type="string" calcext:value-type="string">
            <text:p>Tarea 3</text:p>
          </table:table-cell>
          <table:table-cell table:style-name="ce5" office:value-type="string" calcext:value-type="string">
            <text:p>Tarea 1</text:p>
          </table:table-cell>
          <table:table-cell table:style-name="ce5" office:value-type="string" calcext:value-type="string">
            <text:p>Tarea 2</text:p>
          </table:table-cell>
          <table:table-cell table:style-name="ce5" office:value-type="string" calcext:value-type="string">
            <text:p>Tarea 3</text:p>
          </table:table-cell>
          <table:table-cell table:number-columns-repeated="2"/>
          <table:table-cell table:style-name="ce22" office:value-type="string" calcext:value-type="string">
            <text:p>Media tarea 1</text:p>
          </table:table-cell>
          <table:table-cell table:style-name="ce23" table:formula="of:=SUM([.G17:.G28])/12" office:value-type="float" office:value="93.41666667" calcext:value-type="float">
            <text:p>93.4</text:p>
          </table:table-cell>
          <table:table-cell table:style-name="ce22" office:value-type="string" calcext:value-type="string">
            <text:p>Media edad</text:p>
          </table:table-cell>
          <table:table-cell table:style-name="ce16" table:formula="of:=SUM([.B17:.B28])/12" office:value-type="float" office:value="32.5" calcext:value-type="float">
            <text:p>32.5</text:p>
          </table:table-cell>
          <table:table-cell table:style-name="ce22" office:value-type="string" calcext:value-type="string">
            <text:p>Número de aciertos totales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Usuario 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" calcext:value-type="float">
            <text:p>6</text:p>
          </table:table-cell>
          <table:table-cell table:style-name="ce6" office:value-type="string" calcext:value-type="string">
            <text:p>Sí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4" office:value-type="float" office:value="46" calcext:value-type="float">
            <text:p>46</text:p>
          </table:table-cell>
          <table:table-cell table:number-columns-repeated="2" table:style-name="ce14" office:value-type="float" office:value="120" calcext:value-type="float">
            <text:p>120</text:p>
          </table:table-cell>
          <table:table-cell table:style-name="ce16" office:value-type="string" calcext:value-type="string">
            <text:p>Tanda 1</text:p>
          </table:table-cell>
          <table:table-cell/>
          <table:table-cell table:style-name="ce22" office:value-type="string" calcext:value-type="string">
            <text:p>Media tarea 2</text:p>
          </table:table-cell>
          <table:table-cell table:style-name="ce23" table:formula="of:=SUM([.H17:.H28])/12" office:value-type="float" office:value="90.66666667" calcext:value-type="float">
            <text:p>90.7</text:p>
          </table:table-cell>
          <table:table-cell table:style-name="ce22" office:value-type="string" calcext:value-type="string">
            <text:p>Media edad tanda 1</text:p>
          </table:table-cell>
          <table:table-cell table:style-name="ce16" table:formula="of:=SUM([.B17:.B20])/4" office:value-type="float" office:value="27.5" calcext:value-type="float">
            <text:p>27.5</text:p>
          </table:table-cell>
          <table:table-cell table:style-name="ce22" office:value-type="string" calcext:value-type="string">
            <text:p>Número aciertos tarea 1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Usuario 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7" calcext:value-type="float">
            <text:p>7</text:p>
          </table:table-cell>
          <table:table-cell table:style-name="ce6" office:value-type="string" calcext:value-type="string">
            <text:p>Sí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4" office:value-type="float" office:value="94" calcext:value-type="float">
            <text:p>94</text:p>
          </table:table-cell>
          <table:table-cell table:number-columns-repeated="2" table:style-name="ce14" office:value-type="float" office:value="120" calcext:value-type="float">
            <text:p>120</text:p>
          </table:table-cell>
          <table:table-cell table:style-name="ce16"/>
          <table:table-cell/>
          <table:table-cell table:style-name="ce22" office:value-type="string" calcext:value-type="string">
            <text:p>Media tarea 3</text:p>
          </table:table-cell>
          <table:table-cell table:style-name="ce23" table:formula="of:=SUM([.I17:.I28])/12" office:value-type="float" office:value="120" calcext:value-type="float">
            <text:p>120.0</text:p>
          </table:table-cell>
          <table:table-cell table:style-name="ce22" office:value-type="string" calcext:value-type="string">
            <text:p>Media edad tanda 2</text:p>
          </table:table-cell>
          <table:table-cell table:style-name="ce16" table:formula="of:=SUM([.B21:.B24])/4" office:value-type="float" office:value="35" calcext:value-type="float">
            <text:p>35</text:p>
          </table:table-cell>
          <table:table-cell table:style-name="ce22" office:value-type="string" calcext:value-type="string">
            <text:p>Número aciertos tarea 2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Usuario 3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6" calcext:value-type="float">
            <text:p>6</text:p>
          </table:table-cell>
          <table:table-cell table:style-name="ce6" office:value-type="string" calcext:value-type="string">
            <text:p>Sí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4" office:value-type="float" office:value="121" calcext:value-type="float">
            <text:p>121</text:p>
          </table:table-cell>
          <table:table-cell table:number-columns-repeated="2" table:style-name="ce14" office:value-type="float" office:value="120" calcext:value-type="float">
            <text:p>120</text:p>
          </table:table-cell>
          <table:table-cell table:style-name="ce16"/>
          <table:table-cell/>
          <table:table-cell table:style-name="ce22" office:value-type="string" calcext:value-type="string">
            <text:p>Media contando aciertos tarea 1</text:p>
          </table:table-cell>
          <table:table-cell table:style-name="ce23" table:formula="of:=([.G17]+[.G18]+[.G19]+[.G21]+[.G23]+[.G24]+[.G25]+[.G27]+[.G28])/9" office:value-type="float" office:value="84.55555556" calcext:value-type="float">
            <text:p>84.6</text:p>
          </table:table-cell>
          <table:table-cell table:style-name="ce22" office:value-type="string" calcext:value-type="string">
            <text:p>Media edad tanda 3</text:p>
          </table:table-cell>
          <table:table-cell table:style-name="ce16" table:formula="of:=SUM([.B25:.B28])/4" office:value-type="float" office:value="35" calcext:value-type="float">
            <text:p>35</text:p>
          </table:table-cell>
          <table:table-cell table:style-name="ce22" office:value-type="string" calcext:value-type="string">
            <text:p>Número aciertos tarea 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Usuario 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No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120" calcext:value-type="float">
            <text:p>120</text:p>
          </table:table-cell>
          <table:table-cell table:style-name="ce16"/>
          <table:table-cell/>
          <table:table-cell table:style-name="ce22" office:value-type="string" calcext:value-type="string">
            <text:p>Media contando aciertos tarea 2</text:p>
          </table:table-cell>
          <table:table-cell table:style-name="ce23" table:formula="of:=([.H21]+[.H23]+[.H24]+[.H27]+[.H28])/5" office:value-type="float" office:value="54" calcext:value-type="float">
            <text:p>54.0</text:p>
          </table:table-cell>
          <table:table-cell table:style-name="ce22" office:value-type="string" calcext:value-type="string">
            <text:p>Media tiempo</text:p>
          </table:table-cell>
          <table:table-cell table:style-name="ce16" table:formula="of:=SUM([.O21:.O23])/ 3" office:value-type="float" office:value="101.3611111" calcext:value-type="float">
            <text:p>101.361111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suario 5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3" table:style-name="ce6" office:value-type="string" calcext:value-type="string">
            <text:p>Sí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20" calcext:value-type="float">
            <text:p>120</text:p>
          </table:table-cell>
          <table:table-cell table:style-name="ce16" office:value-type="string" calcext:value-type="string">
            <text:p>Tanda 2</text:p>
          </table:table-cell>
          <table:table-cell/>
          <table:table-cell table:style-name="ce22" office:value-type="string" calcext:value-type="string">
            <text:p>Media contando aciertos tarea 3</text:p>
          </table:table-cell>
          <table:table-cell table:style-name="ce23" table:formula="of:=([.I21]+[.I25]+[.I27]+[.I28])/4" office:value-type="float" office:value="120" calcext:value-type="float">
            <text:p>120.0</text:p>
          </table:table-cell>
          <table:table-cell table:style-name="ce22" office:value-type="string" calcext:value-type="string">
            <text:p>Media tiempo tanda 1</text:p>
          </table:table-cell>
          <table:table-cell table:style-name="ce16" table:formula="of:=SUM([.G17:.I20])/12" office:value-type="float" office:value="109.9166667" calcext:value-type="float">
            <text:p>109.9166667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suario 6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3" table:style-name="ce14" office:value-type="float" office:value="120" calcext:value-type="float">
            <text:p>120</text:p>
          </table:table-cell>
          <table:table-cell table:style-name="ce16"/>
          <table:table-cell/>
          <table:table-cell table:style-name="ce22" office:value-type="string" calcext:value-type="string">
            <text:p>Media total</text:p>
          </table:table-cell>
          <table:table-cell table:style-name="ce23" table:formula="of:=SUM([.G17:.I28])/(12*3)" office:value-type="float" office:value="101.3611111" calcext:value-type="float">
            <text:p>101.4</text:p>
          </table:table-cell>
          <table:table-cell table:style-name="ce22" office:value-type="string" calcext:value-type="string">
            <text:p>Media tiempo tanda 2</text:p>
          </table:table-cell>
          <table:table-cell table:style-name="ce16" table:formula="of:=SUM([.G21:.I24])/12" office:value-type="float" office:value="102.5833333" calcext:value-type="float">
            <text:p>102.5833333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suario 7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Sí</text:p>
          </table:table-cell>
          <table:table-cell table:style-name="ce6" office:value-type="string" calcext:value-type="string">
            <text:p>No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20" calcext:value-type="float">
            <text:p>120</text:p>
          </table:table-cell>
          <table:table-cell table:style-name="ce16"/>
          <table:table-cell/>
          <table:table-cell table:style-name="ce22" office:value-type="string" calcext:value-type="string">
            <text:p>Media total contando aciertos</text:p>
          </table:table-cell>
          <table:table-cell table:style-name="ce23" table:formula="of:=SUM([.G17];[.G18];[.G19];[.G21];[.H21];[.I21];[.G23];[.H23];[.G24];[.H24];[.G25];[.I25];[.G27];[.H27];[.I27];[.I28];[.H28];[.G28])/18" office:value-type="float" office:value="83.94444444" calcext:value-type="float">
            <text:p>83.9</text:p>
          </table:table-cell>
          <table:table-cell table:style-name="ce22" office:value-type="string" calcext:value-type="string">
            <text:p>Media tiempo tanda 3</text:p>
          </table:table-cell>
          <table:table-cell table:style-name="ce16" table:formula="of:=SUM([.G25:.I28])/12" office:value-type="float" office:value="91.58333333" calcext:value-type="float">
            <text:p>91.58333333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suario 8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string" calcext:value-type="string">
            <text:p>Sí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20" calcext:value-type="float">
            <text:p>12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6" office:value-type="string" calcext:value-type="string">
            <text:p>Usuario 9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" calcext:value-type="float">
            <text:p>3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í</text:p>
          </table:table-cell>
          <table:table-cell table:number-columns-repeated="3" table:style-name="ce14" office:value-type="float" office:value="120" calcext:value-type="float">
            <text:p>120</text:p>
          </table:table-cell>
          <table:table-cell table:style-name="ce16" office:value-type="string" calcext:value-type="string">
            <text:p>Tanda 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Usuario 10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3" table:style-name="ce14" office:value-type="float" office:value="120" calcext:value-type="float">
            <text:p>12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6" office:value-type="string" calcext:value-type="string">
            <text:p>Usuario 11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Sí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20" calcext:value-type="float">
            <text:p>12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6" office:value-type="string" calcext:value-type="string">
            <text:p>Usuario 12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Sí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20" calcext:value-type="float">
            <text:p>120</text:p>
          </table:table-cell>
          <table:table-cell table:style-name="ce16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7" table:number-rows-spanned="1">
            <text:p>Pruebas usabilidad para tablet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3" table:number-rows-spanned="1">
            <text:p>Completar tarea</text:p>
          </table:table-cell>
          <table:covered-table-cell table:number-columns-repeated="2"/>
          <table:table-cell table:style-name="ce24" office:value-type="string" calcext:value-type="string" table:number-columns-spanned="3" table:number-rows-spanned="1">
            <text:p>Tiempos en segundos - tiempo límite 5 minutos</text:p>
          </table:table-cell>
          <table:covered-table-cell table:number-columns-repeated="2"/>
          <table:table-cell table:number-columns-repeated="2"/>
          <table:table-cell table:style-name="ce27" office:value-type="string" calcext:value-type="string" table:number-columns-spanned="6" table:number-rows-spanned="1">
            <text:p>Estadísticas para tablet</text:p>
          </table:table-cell>
          <table:covered-table-cell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5" office:value-type="string" calcext:value-type="string">
            <text:p>Edad</text:p>
          </table:table-cell>
          <table:table-cell table:style-name="ce5" office:value-type="string" calcext:value-type="string">
            <text:p>Destreza 1- 10</text:p>
          </table:table-cell>
          <table:table-cell table:style-name="ce5" office:value-type="string" calcext:value-type="string">
            <text:p>Tarea 1</text:p>
          </table:table-cell>
          <table:table-cell table:style-name="ce5" office:value-type="string" calcext:value-type="string">
            <text:p>Tarea 2</text:p>
          </table:table-cell>
          <table:table-cell table:style-name="ce5" office:value-type="string" calcext:value-type="string">
            <text:p>Tarea 3</text:p>
          </table:table-cell>
          <table:table-cell table:style-name="ce5" office:value-type="string" calcext:value-type="string">
            <text:p>Tarea 1</text:p>
          </table:table-cell>
          <table:table-cell table:style-name="ce5" office:value-type="string" calcext:value-type="string">
            <text:p>Tarea 2</text:p>
          </table:table-cell>
          <table:table-cell table:style-name="ce5" office:value-type="string" calcext:value-type="string">
            <text:p>Tarea 3</text:p>
          </table:table-cell>
          <table:table-cell table:number-columns-repeated="2"/>
          <table:table-cell table:style-name="ce22" office:value-type="string" calcext:value-type="string">
            <text:p>Media tarea 1</text:p>
          </table:table-cell>
          <table:table-cell table:style-name="ce23" table:formula="of:=SUM([.G35:.G46])/12" office:value-type="float" office:value="66" calcext:value-type="float">
            <text:p>66.0</text:p>
          </table:table-cell>
          <table:table-cell table:style-name="ce22" office:value-type="string" calcext:value-type="string">
            <text:p>Media edad</text:p>
          </table:table-cell>
          <table:table-cell table:style-name="ce16" table:formula="of:=SUM([.B35:.B46])/12" office:value-type="float" office:value="32.5" calcext:value-type="float">
            <text:p>32.5</text:p>
          </table:table-cell>
          <table:table-cell table:style-name="ce22" office:value-type="string" calcext:value-type="string">
            <text:p>Número de aciertos totales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Usuario 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í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120" calcext:value-type="float">
            <text:p>120</text:p>
          </table:table-cell>
          <table:table-cell table:style-name="ce25" office:value-type="string" calcext:value-type="string" table:number-columns-spanned="1" table:number-rows-spanned="4">
            <text:p>Tanda 1</text:p>
          </table:table-cell>
          <table:table-cell/>
          <table:table-cell table:style-name="ce22" office:value-type="string" calcext:value-type="string">
            <text:p>Media tarea 2</text:p>
          </table:table-cell>
          <table:table-cell table:style-name="ce23" table:formula="of:=SUM([.H35:.H46])/12" office:value-type="float" office:value="74.58333333" calcext:value-type="float">
            <text:p>74.6</text:p>
          </table:table-cell>
          <table:table-cell table:style-name="ce22" office:value-type="string" calcext:value-type="string">
            <text:p>Media edad tanda 1</text:p>
          </table:table-cell>
          <table:table-cell table:style-name="ce16" table:formula="of:=SUM([.B35:.B38])/4" office:value-type="float" office:value="27.5" calcext:value-type="float">
            <text:p>27.5</text:p>
          </table:table-cell>
          <table:table-cell table:style-name="ce22" office:value-type="string" calcext:value-type="string">
            <text:p>Número aciertos tarea 1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Usuario 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í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120" calcext:value-type="float">
            <text:p>120</text:p>
          </table:table-cell>
          <table:covered-table-cell/>
          <table:table-cell/>
          <table:table-cell table:style-name="ce22" office:value-type="string" calcext:value-type="string">
            <text:p>Media tarea 3</text:p>
          </table:table-cell>
          <table:table-cell table:style-name="ce23" table:formula="of:=SUM([.I35:.I46])/12" office:value-type="float" office:value="109.9166667" calcext:value-type="float">
            <text:p>109.9</text:p>
          </table:table-cell>
          <table:table-cell table:style-name="ce22" office:value-type="string" calcext:value-type="string">
            <text:p>Media edad tanda 2</text:p>
          </table:table-cell>
          <table:table-cell table:style-name="ce16" table:formula="of:=SUM([.B39:.B42])/4" office:value-type="float" office:value="35" calcext:value-type="float">
            <text:p>35</text:p>
          </table:table-cell>
          <table:table-cell table:style-name="ce22" office:value-type="string" calcext:value-type="string">
            <text:p>Número aciertos tarea 2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Usuario 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í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float" office:value="95" calcext:value-type="float">
            <text:p>95</text:p>
          </table:table-cell>
          <table:table-cell table:number-columns-repeated="2" table:style-name="ce6" office:value-type="float" office:value="120" calcext:value-type="float">
            <text:p>120</text:p>
          </table:table-cell>
          <table:covered-table-cell/>
          <table:table-cell/>
          <table:table-cell table:style-name="ce22" office:value-type="string" calcext:value-type="string">
            <text:p>Media contando aciertos tarea 1</text:p>
          </table:table-cell>
          <table:table-cell table:style-name="ce23" table:formula="of:=([.G35]+[.G36]+[.G37]+[.G39]+[.G41]+[.G42]+[.G43]+[.G45]+[.G46])/9" office:value-type="float" office:value="48" calcext:value-type="float">
            <text:p>48.0</text:p>
          </table:table-cell>
          <table:table-cell table:style-name="ce22" office:value-type="string" calcext:value-type="string">
            <text:p>Media edad tanda 3</text:p>
          </table:table-cell>
          <table:table-cell table:style-name="ce16" table:formula="of:=SUM([.B43:.B46])/4" office:value-type="float" office:value="35" calcext:value-type="float">
            <text:p>35</text:p>
          </table:table-cell>
          <table:table-cell table:style-name="ce22" office:value-type="string" calcext:value-type="string">
            <text:p>Número aciertos tarea 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Usuario 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20" calcext:value-type="float">
            <text:p>120</text:p>
          </table:table-cell>
          <table:covered-table-cell/>
          <table:table-cell/>
          <table:table-cell table:style-name="ce22" office:value-type="string" calcext:value-type="string">
            <text:p>Media contando aciertos tarea 2</text:p>
          </table:table-cell>
          <table:table-cell table:style-name="ce23" table:formula="of:=([.H39]+[.H41]+[.H42]+[.H45]+[.H46])/5" office:value-type="float" office:value="30.2" calcext:value-type="float">
            <text:p>30.2</text:p>
          </table:table-cell>
          <table:table-cell table:style-name="ce22" office:value-type="string" calcext:value-type="string">
            <text:p>Media tiempo</text:p>
          </table:table-cell>
          <table:table-cell table:style-name="ce16" table:formula="of:=SUM([.O39:.O41])/ 3" office:value-type="float" office:value="83.5" calcext:value-type="float">
            <text:p>83.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suario 5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string" calcext:value-type="string">
            <text:p>Sí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78" calcext:value-type="float">
            <text:p>78</text:p>
          </table:table-cell>
          <table:table-cell table:style-name="ce26" office:value-type="string" calcext:value-type="string" table:number-columns-spanned="1" table:number-rows-spanned="4">
            <text:p>Tanda 2</text:p>
          </table:table-cell>
          <table:table-cell/>
          <table:table-cell table:style-name="ce22" office:value-type="string" calcext:value-type="string">
            <text:p>Media contando aciertos tarea 3</text:p>
          </table:table-cell>
          <table:table-cell table:style-name="ce23" table:formula="of:=([.I39]+[.I43]+[.I45]+[.I46])/4" office:value-type="float" office:value="89.75" calcext:value-type="float">
            <text:p>89.8</text:p>
          </table:table-cell>
          <table:table-cell table:style-name="ce22" office:value-type="string" calcext:value-type="string">
            <text:p>Media tiempo tanda 1</text:p>
          </table:table-cell>
          <table:table-cell table:style-name="ce16" table:formula="of:=SUM([.G35:.I38])/12" office:value-type="float" office:value="96" calcext:value-type="float">
            <text:p>96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suario 6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3" table:style-name="ce6" office:value-type="float" office:value="120" calcext:value-type="float">
            <text:p>120</text:p>
          </table:table-cell>
          <table:covered-table-cell/>
          <table:table-cell/>
          <table:table-cell table:style-name="ce22" office:value-type="string" calcext:value-type="string">
            <text:p>Media total</text:p>
          </table:table-cell>
          <table:table-cell table:style-name="ce23" table:formula="of:=SUM([.G35:.I46])/(12*3)" office:value-type="float" office:value="83.5" calcext:value-type="float">
            <text:p>83.5</text:p>
          </table:table-cell>
          <table:table-cell table:style-name="ce22" office:value-type="string" calcext:value-type="string">
            <text:p>Media tiempo tanda 2</text:p>
          </table:table-cell>
          <table:table-cell table:style-name="ce16" table:formula="of:=SUM([.G39:.I42])/12" office:value-type="float" office:value="75.58333333" calcext:value-type="float">
            <text:p>75.58333333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suario 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Sí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20" calcext:value-type="float">
            <text:p>120</text:p>
          </table:table-cell>
          <table:covered-table-cell/>
          <table:table-cell/>
          <table:table-cell table:style-name="ce22" office:value-type="string" calcext:value-type="string">
            <text:p>Media total contando aciertos</text:p>
          </table:table-cell>
          <table:table-cell table:style-name="ce23" table:formula="of:=SUM([.G35];[.G36];[.G37];[.G39];[.H39];[.I39];[.G41];[.H41];[.G42];[.H42];[.G43];[.I43];[.G45];[.H45];[.I45];[.I46];[.H46];[.G46])/18" office:value-type="float" office:value="52.33333333" calcext:value-type="float">
            <text:p>52.3</text:p>
          </table:table-cell>
          <table:table-cell table:style-name="ce22" office:value-type="string" calcext:value-type="string">
            <text:p>Media tiempo tanda 3</text:p>
          </table:table-cell>
          <table:table-cell table:style-name="ce16" table:formula="of:=SUM([.G43:.I46])/12" office:value-type="float" office:value="78.91666667" calcext:value-type="float">
            <text:p>78.91666667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suario 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í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20" calcext:value-type="float">
            <text:p>120</text:p>
          </table:table-cell>
          <table:covered-table-cell/>
          <table:table-cell table:number-columns-repeated="1014"/>
        </table:table-row>
        <table:table-row table:style-name="ro1">
          <table:table-cell table:style-name="ce6" office:value-type="string" calcext:value-type="string">
            <text:p>Usuario 9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2" table:style-name="ce6" office:value-type="float" office:value="120" calcext:value-type="float">
            <text:p>120</text:p>
          </table:table-cell>
          <table:table-cell table:style-name="ce25" office:value-type="string" calcext:value-type="string" table:number-columns-spanned="1" table:number-rows-spanned="4">
            <text:p>Tanda 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Usuario 10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3" table:style-name="ce6" office:value-type="float" office:value="120" calcext:value-type="float">
            <text:p>120</text:p>
          </table:table-cell>
          <table:covered-table-cell/>
          <table:table-cell table:number-columns-repeated="1014"/>
        </table:table-row>
        <table:table-row table:style-name="ro1">
          <table:table-cell table:style-name="ce6" office:value-type="string" calcext:value-type="string">
            <text:p>Usuario 1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Sí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86" calcext:value-type="float">
            <text:p>86</text:p>
          </table:table-cell>
          <table:covered-table-cell/>
          <table:table-cell table:number-columns-repeated="1014"/>
        </table:table-row>
        <table:table-row table:style-name="ro1">
          <table:table-cell table:style-name="ce6" office:value-type="string" calcext:value-type="string">
            <text:p>Usuario 12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Sí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75" calcext:value-type="float">
            <text:p>75</text:p>
          </table:table-cell>
          <table:covered-table-cell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7" table:number-rows-spanned="1">
            <text:p>Pruebas usabilidad para móvil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3" table:number-rows-spanned="1">
            <text:p>Completar tarea</text:p>
          </table:table-cell>
          <table:covered-table-cell table:number-columns-repeated="2"/>
          <table:table-cell table:style-name="ce24" office:value-type="string" calcext:value-type="string" table:number-columns-spanned="3" table:number-rows-spanned="1">
            <text:p>Tiempos en segundos - tiempo límite 5 minutos</text:p>
          </table:table-cell>
          <table:covered-table-cell table:number-columns-repeated="2"/>
          <table:table-cell table:number-columns-repeated="2"/>
          <table:table-cell table:style-name="ce27" office:value-type="string" calcext:value-type="string" table:number-columns-spanned="6" table:number-rows-spanned="1">
            <text:p>Estadísticas para móvil</text:p>
          </table:table-cell>
          <table:covered-table-cell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5" office:value-type="string" calcext:value-type="string">
            <text:p>Edad</text:p>
          </table:table-cell>
          <table:table-cell table:style-name="ce5" office:value-type="string" calcext:value-type="string">
            <text:p>Destreza 1- 10</text:p>
          </table:table-cell>
          <table:table-cell table:style-name="ce5" office:value-type="string" calcext:value-type="string">
            <text:p>Tarea 1</text:p>
          </table:table-cell>
          <table:table-cell table:style-name="ce5" office:value-type="string" calcext:value-type="string">
            <text:p>Tarea 2</text:p>
          </table:table-cell>
          <table:table-cell table:style-name="ce5" office:value-type="string" calcext:value-type="string">
            <text:p>Tarea 3</text:p>
          </table:table-cell>
          <table:table-cell table:style-name="ce5" office:value-type="string" calcext:value-type="string">
            <text:p>Tarea 1</text:p>
          </table:table-cell>
          <table:table-cell table:style-name="ce5" office:value-type="string" calcext:value-type="string">
            <text:p>Tarea 2</text:p>
          </table:table-cell>
          <table:table-cell table:style-name="ce5" office:value-type="string" calcext:value-type="string">
            <text:p>Tarea 3</text:p>
          </table:table-cell>
          <table:table-cell table:number-columns-repeated="2"/>
          <table:table-cell table:style-name="ce22" office:value-type="string" calcext:value-type="string">
            <text:p>Media tarea 1</text:p>
          </table:table-cell>
          <table:table-cell table:style-name="ce23" table:formula="of:=SUM([.G53:.G64])/12" office:value-type="float" office:value="77" calcext:value-type="float">
            <text:p>77.0</text:p>
          </table:table-cell>
          <table:table-cell table:style-name="ce22" office:value-type="string" calcext:value-type="string">
            <text:p>Media edad</text:p>
          </table:table-cell>
          <table:table-cell table:style-name="ce16" table:formula="of:=SUM([.B53:.B64])/12" office:value-type="float" office:value="32.5" calcext:value-type="float">
            <text:p>32.5</text:p>
          </table:table-cell>
          <table:table-cell table:style-name="ce22" office:value-type="string" calcext:value-type="string">
            <text:p>Número de aciertos totales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Usuario 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í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2" table:style-name="ce6" office:value-type="float" office:value="120" calcext:value-type="float">
            <text:p>120</text:p>
          </table:table-cell>
          <table:table-cell table:style-name="ce25" office:value-type="string" calcext:value-type="string" table:number-columns-spanned="1" table:number-rows-spanned="4">
            <text:p>Tanda 1</text:p>
          </table:table-cell>
          <table:table-cell/>
          <table:table-cell table:style-name="ce22" office:value-type="string" calcext:value-type="string">
            <text:p>Media tarea 2</text:p>
          </table:table-cell>
          <table:table-cell table:style-name="ce23" table:formula="of:=SUM([.H53:.H64])/12" office:value-type="float" office:value="79.41666667" calcext:value-type="float">
            <text:p>79.4</text:p>
          </table:table-cell>
          <table:table-cell table:style-name="ce22" office:value-type="string" calcext:value-type="string">
            <text:p>Media edad tanda 1</text:p>
          </table:table-cell>
          <table:table-cell table:style-name="ce16" table:formula="of:=SUM([.B53:.B56])/4" office:value-type="float" office:value="27.5" calcext:value-type="float">
            <text:p>27.5</text:p>
          </table:table-cell>
          <table:table-cell table:style-name="ce22" office:value-type="string" calcext:value-type="string">
            <text:p>Número aciertos tarea 1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Usuario 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í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float" office:value="120" calcext:value-type="float">
            <text:p>120</text:p>
          </table:table-cell>
          <table:covered-table-cell/>
          <table:table-cell/>
          <table:table-cell table:style-name="ce22" office:value-type="string" calcext:value-type="string">
            <text:p>Media tarea 3</text:p>
          </table:table-cell>
          <table:table-cell table:style-name="ce23" table:formula="of:=SUM([.I53:.I64])/12" office:value-type="float" office:value="112.25" calcext:value-type="float">
            <text:p>112.3</text:p>
          </table:table-cell>
          <table:table-cell table:style-name="ce22" office:value-type="string" calcext:value-type="string">
            <text:p>Media edad tanda 2</text:p>
          </table:table-cell>
          <table:table-cell table:style-name="ce16" table:formula="of:=SUM([.B57:.B60])/4" office:value-type="float" office:value="35" calcext:value-type="float">
            <text:p>35</text:p>
          </table:table-cell>
          <table:table-cell table:style-name="ce22" office:value-type="string" calcext:value-type="string">
            <text:p>Número aciertos tarea 2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Usuario 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í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float" office:value="62" calcext:value-type="float">
            <text:p>62</text:p>
          </table:table-cell>
          <table:table-cell table:number-columns-repeated="2" table:style-name="ce6" office:value-type="float" office:value="120" calcext:value-type="float">
            <text:p>120</text:p>
          </table:table-cell>
          <table:covered-table-cell/>
          <table:table-cell/>
          <table:table-cell table:style-name="ce22" office:value-type="string" calcext:value-type="string">
            <text:p>Media contando aciertos tarea 1</text:p>
          </table:table-cell>
          <table:table-cell table:style-name="ce23" table:formula="of:=([.G53]+[.G54]+[.G55]+[.G57]+[.G59]+[.G60]+[.G61]+[.G63]+[.G64])/9" office:value-type="float" office:value="62.66666667" calcext:value-type="float">
            <text:p>62.7</text:p>
          </table:table-cell>
          <table:table-cell table:style-name="ce22" office:value-type="string" calcext:value-type="string">
            <text:p>Media edad tanda 3</text:p>
          </table:table-cell>
          <table:table-cell table:style-name="ce16" table:formula="of:=SUM([.B61:.B64])/4" office:value-type="float" office:value="35" calcext:value-type="float">
            <text:p>35</text:p>
          </table:table-cell>
          <table:table-cell table:style-name="ce22" office:value-type="string" calcext:value-type="string">
            <text:p>Número aciertos tarea 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Usuario 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20" calcext:value-type="float">
            <text:p>120</text:p>
          </table:table-cell>
          <table:covered-table-cell/>
          <table:table-cell/>
          <table:table-cell table:style-name="ce22" office:value-type="string" calcext:value-type="string">
            <text:p>Media contando aciertos tarea 2</text:p>
          </table:table-cell>
          <table:table-cell table:style-name="ce23" table:formula="of:=([.H57]+[.H59]+[.H60]+[.H63]+[.H64])/5" office:value-type="float" office:value="37.2" calcext:value-type="float">
            <text:p>37.2</text:p>
          </table:table-cell>
          <table:table-cell table:style-name="ce22" office:value-type="string" calcext:value-type="string">
            <text:p>Media tiempo</text:p>
          </table:table-cell>
          <table:table-cell table:style-name="ce16" table:formula="of:=SUM([.O57:.O59])/ 3" office:value-type="float" office:value="89.55555556" calcext:value-type="float">
            <text:p>89.55555556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suario 5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string" calcext:value-type="string">
            <text:p>Sí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12" calcext:value-type="float">
            <text:p>112</text:p>
          </table:table-cell>
          <table:table-cell table:style-name="ce26" office:value-type="string" calcext:value-type="string" table:number-columns-spanned="1" table:number-rows-spanned="4">
            <text:p>Tanda 2</text:p>
          </table:table-cell>
          <table:table-cell/>
          <table:table-cell table:style-name="ce22" office:value-type="string" calcext:value-type="string">
            <text:p>Media contando aciertos tarea 3</text:p>
          </table:table-cell>
          <table:table-cell table:style-name="ce23" table:formula="of:=([.I57]+[.I61]+[.I63]+[.I64])/4" office:value-type="float" office:value="96.75" calcext:value-type="float">
            <text:p>96.8</text:p>
          </table:table-cell>
          <table:table-cell table:style-name="ce22" office:value-type="string" calcext:value-type="string">
            <text:p>Media tiempo tanda 1</text:p>
          </table:table-cell>
          <table:table-cell table:style-name="ce16" table:formula="of:=SUM([.G53:.I56])/12" office:value-type="float" office:value="99.91666667" calcext:value-type="float">
            <text:p>99.91666667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suario 6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3" table:style-name="ce6" office:value-type="float" office:value="120" calcext:value-type="float">
            <text:p>120</text:p>
          </table:table-cell>
          <table:covered-table-cell/>
          <table:table-cell/>
          <table:table-cell table:style-name="ce22" office:value-type="string" calcext:value-type="string">
            <text:p>Media total</text:p>
          </table:table-cell>
          <table:table-cell table:style-name="ce23" table:formula="of:=SUM([.G53:.I64])/(12*3)" office:value-type="float" office:value="89.55555556" calcext:value-type="float">
            <text:p>89.6</text:p>
          </table:table-cell>
          <table:table-cell table:style-name="ce22" office:value-type="string" calcext:value-type="string">
            <text:p>Media tiempo tanda 2</text:p>
          </table:table-cell>
          <table:table-cell table:style-name="ce16" table:formula="of:=SUM([.G57:.I60])/12" office:value-type="float" office:value="86.5" calcext:value-type="float">
            <text:p>86.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suario 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Sí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20" calcext:value-type="float">
            <text:p>120</text:p>
          </table:table-cell>
          <table:covered-table-cell/>
          <table:table-cell/>
          <table:table-cell table:style-name="ce22" office:value-type="string" calcext:value-type="string">
            <text:p>Media total contando aciertos</text:p>
          </table:table-cell>
          <table:table-cell table:style-name="ce23" table:formula="of:=SUM([.G53];[.G54];[.G55];[.G57];[.H57];[.I57];[.G59];[.H59];[.G60];[.H60];[.G61];[.I61];[.G63];[.H63];[.I63];[.I64];[.H64];[.G64])/18" office:value-type="float" office:value="63.16666667" calcext:value-type="float">
            <text:p>63.2</text:p>
          </table:table-cell>
          <table:table-cell table:style-name="ce22" office:value-type="string" calcext:value-type="string">
            <text:p>Media tiempo tanda 3</text:p>
          </table:table-cell>
          <table:table-cell table:style-name="ce16" table:formula="of:=SUM([.G61:.I64])/12" office:value-type="float" office:value="82.25" calcext:value-type="float">
            <text:p>82.2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suario 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í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0" calcext:value-type="float">
            <text:p>120</text:p>
          </table:table-cell>
          <table:covered-table-cell/>
          <table:table-cell table:number-columns-repeated="1014"/>
        </table:table-row>
        <table:table-row table:style-name="ro1">
          <table:table-cell table:style-name="ce6" office:value-type="string" calcext:value-type="string">
            <text:p>Usuario 9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2" table:style-name="ce6" office:value-type="float" office:value="120" calcext:value-type="float">
            <text:p>120</text:p>
          </table:table-cell>
          <table:table-cell table:style-name="ce25" office:value-type="string" calcext:value-type="string" table:number-columns-spanned="1" table:number-rows-spanned="4">
            <text:p>Tanda 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Usuario 10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3" table:style-name="ce6" office:value-type="float" office:value="120" calcext:value-type="float">
            <text:p>120</text:p>
          </table:table-cell>
          <table:covered-table-cell/>
          <table:table-cell table:number-columns-repeated="1014"/>
        </table:table-row>
        <table:table-row table:style-name="ro1">
          <table:table-cell table:style-name="ce6" office:value-type="string" calcext:value-type="string">
            <text:p>Usuario 1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Sí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74" calcext:value-type="float">
            <text:p>74</text:p>
          </table:table-cell>
          <table:covered-table-cell/>
          <table:table-cell table:number-columns-repeated="1014"/>
        </table:table-row>
        <table:table-row table:style-name="ro1">
          <table:table-cell table:style-name="ce6" office:value-type="string" calcext:value-type="string">
            <text:p>Usuario 12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Sí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81" calcext:value-type="float">
            <text:p>81</text:p>
          </table:table-cell>
          <table:covered-table-cell/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Valoración de la aplicación sobre 10</text:p>
          </table:table-cell>
          <table:covered-table-cell/>
          <table:table-cell table:number-columns-repeated="1022"/>
        </table:table-row>
        <table:table-row table:style-name="ro1">
          <table:table-cell table:style-name="ce7" office:value-type="string" calcext:value-type="string">
            <text:p>Usuario 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suario 2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Usuario 3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Usuario 4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suario 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suario 6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suario 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Usuario 8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Usuario 9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Usuario 1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Usuario 11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Usuario 12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Media</text:p>
          </table:table-cell>
          <table:table-cell table:style-name="ce16" table:formula="of:=SUM([.B71:.B82])/12" office:value-type="float" office:value="7.083333333" calcext:value-type="float">
            <text:p>7.08333333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 table:number-columns-spanned="14" table:number-rows-spanned="2">
            <text:p>Estadísticas agrupadas para hacer gráficos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/>
          <table:covered-table-cell table:number-columns-repeated="14"/>
          <table:table-cell table:number-columns-repeated="1009"/>
        </table:table-row>
        <table:table-row table:style-name="ro1">
          <table:table-cell table:number-columns-repeated="8"/>
          <table:table-cell>
            <draw:frame table:end-cell-address="'Hoja 1'.L103" table:end-x="115.2pt" table:end-y="8.25pt" draw:z-index="0" draw:name="Chart 1" draw:style-name="gr1" draw:text-style-name="P1" svg:width="347.98pt" svg:height="214.47pt" svg:x="4.08pt" svg:y="14.26pt">
              <draw:object draw:notify-on-update-of-ranges="'Hoja 1'.B92:'Hoja 1'.B95 'Hoja 1'.C92:'Hoja 1'.C95 'Hoja 1'.D92:'Hoja 1'.D95 'Hoja 1'.E92:'Hoja 1'.E95 'Hoja 1'.F90:'Hoja 1'.F95 'Hoja 1'.G90:'Hoja 1'.G9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'Hoja 1'.P103" table:end-x="24.07pt" table:end-y="8.25pt" draw:z-index="1" draw:name="Chart 2" draw:style-name="gr1" draw:text-style-name="P1" svg:width="347.98pt" svg:height="214.47pt" svg:x="90.74pt" svg:y="14.26pt">
              <draw:object draw:notify-on-update-of-ranges="'Hoja 1'.B99:'Hoja 1'.B102 'Hoja 1'.C99:'Hoja 1'.C102 'Hoja 1'.D99:'Hoja 1'.D102 'Hoja 1'.E99:'Hoja 1'.E102 'Hoja 1'.F97:'Hoja 1'.F102 'Hoja 1'.G97:'Hoja 1'.G10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 calcext:value-type="string" table:number-columns-spanned="6" table:number-rows-spanned="1">
            <text:p>Medias de tiempo de las tanda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Ordenador</text:p>
          </table:table-cell>
          <table:covered-table-cell/>
          <table:table-cell table:style-name="ce20" office:value-type="string" calcext:value-type="string" table:number-columns-spanned="2" table:number-rows-spanned="1">
            <text:p>Táblet</text:p>
          </table:table-cell>
          <table:covered-table-cell/>
          <table:table-cell table:style-name="ce20" office:value-type="string" calcext:value-type="string" table:number-columns-spanned="2" table:number-rows-spanned="1">
            <text:p>Móvil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Tarea 1</text:p>
          </table:table-cell>
          <table:table-cell table:style-name="ce23" table:formula="of:=[.M16]" office:value-type="float" office:value="93.41666667" calcext:value-type="float">
            <text:p>93.4</text:p>
          </table:table-cell>
          <table:table-cell table:style-name="ce6" office:value-type="string" calcext:value-type="string">
            <text:p>Tarea 1</text:p>
          </table:table-cell>
          <table:table-cell table:style-name="ce23" table:formula="of:=[.M34]" office:value-type="float" office:value="66" calcext:value-type="float">
            <text:p>66.0</text:p>
          </table:table-cell>
          <table:table-cell table:style-name="ce6" office:value-type="string" calcext:value-type="string">
            <text:p>Tarea 1</text:p>
          </table:table-cell>
          <table:table-cell table:style-name="ce23" table:formula="of:=[.M52]" office:value-type="float" office:value="77" calcext:value-type="float">
            <text:p>77.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Tarea 2</text:p>
          </table:table-cell>
          <table:table-cell table:style-name="ce23" table:formula="of:=[.M17]" office:value-type="float" office:value="90.66666667" calcext:value-type="float">
            <text:p>90.7</text:p>
          </table:table-cell>
          <table:table-cell table:style-name="ce6" office:value-type="string" calcext:value-type="string">
            <text:p>Tarea 2</text:p>
          </table:table-cell>
          <table:table-cell table:style-name="ce23" table:formula="of:=[.M35]" office:value-type="float" office:value="74.58333333" calcext:value-type="float">
            <text:p>74.6</text:p>
          </table:table-cell>
          <table:table-cell table:style-name="ce6" office:value-type="string" calcext:value-type="string">
            <text:p>Tarea 2</text:p>
          </table:table-cell>
          <table:table-cell table:style-name="ce23" table:formula="of:=[.M53]" office:value-type="float" office:value="79.41666667" calcext:value-type="float">
            <text:p>79.4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Tarea 3</text:p>
          </table:table-cell>
          <table:table-cell table:style-name="ce23" table:formula="of:=[.M18]" office:value-type="float" office:value="120" calcext:value-type="float">
            <text:p>120.0</text:p>
          </table:table-cell>
          <table:table-cell table:style-name="ce6" office:value-type="string" calcext:value-type="string">
            <text:p>Tarea 3</text:p>
          </table:table-cell>
          <table:table-cell table:style-name="ce23" table:formula="of:=[.M36]" office:value-type="float" office:value="109.9166667" calcext:value-type="float">
            <text:p>109.9</text:p>
          </table:table-cell>
          <table:table-cell table:style-name="ce6" office:value-type="string" calcext:value-type="string">
            <text:p>Tarea 3</text:p>
          </table:table-cell>
          <table:table-cell table:style-name="ce23" table:formula="of:=[.M54]" office:value-type="float" office:value="112.25" calcext:value-type="float">
            <text:p>112.3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Media </text:p>
          </table:table-cell>
          <table:table-cell table:style-name="ce16" table:formula="of:=SUM([.C92:.C94])/ 3" office:value-type="float" office:value="101.3611111" calcext:value-type="float">
            <text:p>101.3611111</text:p>
          </table:table-cell>
          <table:table-cell table:style-name="ce6" office:value-type="string" calcext:value-type="string">
            <text:p>Media </text:p>
          </table:table-cell>
          <table:table-cell table:style-name="ce16" table:formula="of:=SUM([.E92:.E94])/ 3" office:value-type="float" office:value="83.5" calcext:value-type="float">
            <text:p>83.5</text:p>
          </table:table-cell>
          <table:table-cell table:style-name="ce6" office:value-type="string" calcext:value-type="string">
            <text:p>Media </text:p>
          </table:table-cell>
          <table:table-cell table:style-name="ce16" table:formula="of:=SUM([.G92:.G94])/ 3" office:value-type="float" office:value="89.55555556" calcext:value-type="float">
            <text:p>89.5555555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 table:number-columns-spanned="6" table:number-rows-spanned="1">
            <text:p>Medias de tiempo de las tandas contando éxito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Ordenador</text:p>
          </table:table-cell>
          <table:covered-table-cell/>
          <table:table-cell table:style-name="ce20" office:value-type="string" calcext:value-type="string" table:number-columns-spanned="2" table:number-rows-spanned="1">
            <text:p>Táblet</text:p>
          </table:table-cell>
          <table:covered-table-cell/>
          <table:table-cell table:style-name="ce20" office:value-type="string" calcext:value-type="string" table:number-columns-spanned="2" table:number-rows-spanned="1">
            <text:p>Móvil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Tarea 1</text:p>
          </table:table-cell>
          <table:table-cell table:style-name="ce23" table:formula="of:=[.M19]" office:value-type="float" office:value="84.55555556" calcext:value-type="float">
            <text:p>84.6</text:p>
          </table:table-cell>
          <table:table-cell table:style-name="ce6" office:value-type="string" calcext:value-type="string">
            <text:p>Tarea 1</text:p>
          </table:table-cell>
          <table:table-cell table:style-name="ce23" table:formula="of:=[.M37]" office:value-type="float" office:value="48" calcext:value-type="float">
            <text:p>48.0</text:p>
          </table:table-cell>
          <table:table-cell table:style-name="ce6" office:value-type="string" calcext:value-type="string">
            <text:p>Tarea 1</text:p>
          </table:table-cell>
          <table:table-cell table:style-name="ce23" table:formula="of:=[.M55]" office:value-type="float" office:value="62.66666667" calcext:value-type="float">
            <text:p>62.7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Tarea 2</text:p>
          </table:table-cell>
          <table:table-cell table:style-name="ce23" table:formula="of:=[.M20]" office:value-type="float" office:value="54" calcext:value-type="float">
            <text:p>54.0</text:p>
          </table:table-cell>
          <table:table-cell table:style-name="ce6" office:value-type="string" calcext:value-type="string">
            <text:p>Tarea 2</text:p>
          </table:table-cell>
          <table:table-cell table:style-name="ce23" table:formula="of:=[.M38]" office:value-type="float" office:value="30.2" calcext:value-type="float">
            <text:p>30.2</text:p>
          </table:table-cell>
          <table:table-cell table:style-name="ce6" office:value-type="string" calcext:value-type="string">
            <text:p>Tarea 2</text:p>
          </table:table-cell>
          <table:table-cell table:style-name="ce23" table:formula="of:=[.M56]" office:value-type="float" office:value="37.2" calcext:value-type="float">
            <text:p>37.2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Tarea 3</text:p>
          </table:table-cell>
          <table:table-cell table:style-name="ce23" table:formula="of:=[.M21]" office:value-type="float" office:value="120" calcext:value-type="float">
            <text:p>120.0</text:p>
          </table:table-cell>
          <table:table-cell table:style-name="ce6" office:value-type="string" calcext:value-type="string">
            <text:p>Tarea 3</text:p>
          </table:table-cell>
          <table:table-cell table:style-name="ce23" table:formula="of:=[.M39]" office:value-type="float" office:value="89.75" calcext:value-type="float">
            <text:p>89.8</text:p>
          </table:table-cell>
          <table:table-cell table:style-name="ce6" office:value-type="string" calcext:value-type="string">
            <text:p>Tarea 3</text:p>
          </table:table-cell>
          <table:table-cell table:style-name="ce23" table:formula="of:=[.M57]" office:value-type="float" office:value="96.75" calcext:value-type="float">
            <text:p>96.8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Media </text:p>
          </table:table-cell>
          <table:table-cell table:style-name="ce16" table:formula="of:=SUM([.C99:.C101])/ 3" office:value-type="float" office:value="86.18518519" calcext:value-type="float">
            <text:p>86.18518519</text:p>
          </table:table-cell>
          <table:table-cell table:style-name="ce6" office:value-type="string" calcext:value-type="string">
            <text:p>Media </text:p>
          </table:table-cell>
          <table:table-cell table:style-name="ce16" table:formula="of:=SUM([.E99:.E101])/ 3" office:value-type="float" office:value="55.98333333" calcext:value-type="float">
            <text:p>55.98333333</text:p>
          </table:table-cell>
          <table:table-cell table:style-name="ce6" office:value-type="string" calcext:value-type="string">
            <text:p>Media </text:p>
          </table:table-cell>
          <table:table-cell table:style-name="ce16" table:formula="of:=SUM([.G99:.G101])/ 3" office:value-type="float" office:value="65.53888889" calcext:value-type="float">
            <text:p>65.53888889</text:p>
          </table:table-cell>
          <table:table-cell table:number-columns-repeated="1017"/>
        </table:table-row>
        <table:table-row table:style-name="ro1">
          <table:table-cell table:number-columns-repeated="8"/>
          <table:table-cell>
            <draw:frame table:end-cell-address="'Hoja 1'.L117" table:end-x="115.2pt" table:end-y="4.45pt" draw:z-index="2" draw:name="Chart 3" draw:style-name="gr1" draw:text-style-name="P1" svg:width="347.98pt" svg:height="214.47pt" svg:x="4.08pt" svg:y="10.49pt">
              <draw:object draw:notify-on-update-of-ranges="'Hoja 1'.B107:'Hoja 1'.B110 'Hoja 1'.C107:'Hoja 1'.C11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'Hoja 1'.P117" table:end-x="24.07pt" table:end-y="4.45pt" draw:z-index="3" draw:name="Chart 4" draw:style-name="gr1" draw:text-style-name="P1" svg:width="347.98pt" svg:height="214.47pt" svg:x="90.74pt" svg:y="10.49pt">
              <draw:object draw:notify-on-update-of-ranges="'Hoja 1'.B120:'Hoja 1'.B122 'Hoja 1'.C119:'Hoja 1'.C119 'Hoja 1'.C120:'Hoja 1'.C12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Media edades por tandas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Media edad</text:p>
          </table:table-cell>
          <table:table-cell table:style-name="ce16" table:formula="of:=SUM([.B53:.B64])/12" office:value-type="float" office:value="32.5" calcext:value-type="float">
            <text:p>32.5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Media edad tanda 1</text:p>
          </table:table-cell>
          <table:table-cell table:style-name="ce16" office:value-type="float" office:value="27.5" calcext:value-type="float">
            <text:p>27.5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Media edad tanda 2</text:p>
          </table:table-cell>
          <table:table-cell table:style-name="ce16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Media edad tanda 3</text:p>
          </table:table-cell>
          <table:table-cell table:style-name="ce16" office:value-type="float" office:value="35" calcext:value-type="float">
            <text:p>3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Número de aciertos por tareas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Tanda 1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Tanda 2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Tanda 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8"/>
          <table:table-cell>
            <draw:frame table:end-cell-address="'Hoja 1'.L135" table:end-x="115.2pt" table:end-y="1.47pt" draw:z-index="4" draw:name="Chart 5" draw:style-name="gr1" draw:text-style-name="P1" svg:width="347.98pt" svg:height="278.22pt" svg:x="4.08pt" svg:y="6.75pt">
              <draw:object draw:notify-on-update-of-ranges="'Hoja 1'.B114:'Hoja 1'.B116 'Hoja 1'.C113:'Hoja 1'.C113 'Hoja 1'.C114:'Hoja 1'.C11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/>
          <table:table-cell table:style-name="ce6" table:number-columns-repeated="3"/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Número de aciertos por tandas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Tanda 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8"/>
          <table:table-cell>
            <draw:frame table:end-cell-address="'Hoja 1'.P134" table:end-x="36.06pt" table:end-y="8.19pt" draw:z-index="5" draw:name="Chart 6" draw:style-name="gr1" draw:text-style-name="P1" svg:width="352.46pt" svg:height="218.21pt" svg:x="98.25pt" svg:y="10.49pt">
              <draw:object draw:notify-on-update-of-ranges="'Hoja 1'.B126:'Hoja 1'.B129 'Hoja 1'.C125:'Hoja 1'.C125 'Hoja 1'.C126:'Hoja 1'.C12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>
            <text:p>Tanda 2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Tanda 3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Media tiempos tandas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Media tiempo</text:p>
          </table:table-cell>
          <table:table-cell table:style-name="ce16" table:formula="of:=SUM([.O38];[.O56];[.O20])/3" office:value-type="float" office:value="91.47222222" calcext:value-type="float">
            <text:p>91.47222222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Media tiempo tanda 1</text:p>
          </table:table-cell>
          <table:table-cell table:style-name="ce16" table:formula="of:=SUM([.O39];[.O57];[.O21])/3" office:value-type="float" office:value="101.944444456667" calcext:value-type="float">
            <text:p>101.944444456667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Media tiempo tanda 2</text:p>
          </table:table-cell>
          <table:table-cell table:style-name="ce16" table:formula="of:=SUM([.O40];[.O58];[.O22])/3" office:value-type="float" office:value="88.22222221" calcext:value-type="float">
            <text:p>88.22222221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Media tiempo tanda 3</text:p>
          </table:table-cell>
          <table:table-cell table:style-name="ce16" table:formula="of:=SUM([.O41];[.O59];[.O23])/3" office:value-type="float" office:value="84.25" calcext:value-type="float">
            <text:p>84.25</text:p>
          </table:table-cell>
          <table:table-cell table:number-columns-repeated="1021"/>
        </table:table-row>
        <table:table-row table:style-name="ro1" table:number-rows-repeated="87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15" meta:object-count="6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6d01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2.277cm" svg:height="7.567cm" xlink:href=".." xlink:type="simple" chart:class="chart:bar" chart:style-name="ch1">
        <chart:legend chart:legend-position="start" svg:x="0.21cm" svg:y="2.488cm" style:legend-expansion="high" chart:style-name="ch2"/>
        <chart:plot-area chart:style-name="ch3" table:cell-range-address="'Hoja 1'.B92:'Hoja 1'.E95 'Hoja 1'.F90:'Hoja 1'.G95" chart:data-source-has-labels="both" svg:x="2.588cm" svg:y="0.151cm" svg:width="9.444cm" svg:height="7.265cm">
          <chartooo:coordinate-region svg:x="3.245cm" svg:y="0.35cm" svg:width="8.787cm" svg:height="6.569cm"/>
          <chart:axis chart:dimension="x" chart:name="primary-x" chart:style-name="ch4" chartooo:axis-type="text">
            <chart:categories table:cell-range-address="'Hoja 1'.B92:'Hoja 1'.B9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oja 1'.C92:'Hoja 1'.C95" loext:label-string="&quot;Ordenador&quot;" chart:class="chart:bar">
            <chart:data-point chart:repeated="4"/>
          </chart:series>
          <chart:series chart:style-name="ch8" chart:values-cell-range-address="'Hoja 1'.D92:'Hoja 1'.D95" loext:label-string="&quot;Táblet&quot;" chart:class="chart:bar">
            <chart:data-point chart:repeated="4"/>
          </chart:series>
          <chart:series chart:style-name="ch9" chart:values-cell-range-address="'Hoja 1'.E92:'Hoja 1'.E95" loext:label-string="&quot;Móvil&quot;" chart:class="chart:bar">
            <chart:data-point chart:repeated="4"/>
          </chart:series>
          <chart:series chart:style-name="ch10" chart:values-cell-range-address="'Hoja 1'.F90:'Hoja 1'.F95" chart:class="chart:bar">
            <chart:data-point chart:repeated="6"/>
          </chart:series>
          <chart:series chart:style-name="ch11" chart:values-cell-range-address="'Hoja 1'.G90:'Hoja 1'.G9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nador</text:p>
              </table:table-cell>
              <table:table-cell office:value-type="string">
                <text:p>Táblet</text:p>
              </table:table-cell>
              <table:table-cell office:value-type="string">
                <text:p>Móvil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Tarea 1</text:p>
                <draw:g>
                  <svg:desc>'Hoja 1'.B92:'Hoja 1'.B95</svg:desc>
                </draw:g>
              </table:table-cell>
              <table:table-cell office:value-type="float" office:value="93.41666667">
                <text:p>93.41666667</text:p>
                <draw:g>
                  <svg:desc>'Hoja 1'.C92:'Hoja 1'.C95</svg:desc>
                </draw:g>
              </table:table-cell>
              <table:table-cell office:value-type="float" office:value="NaN">
                <text:p>NaN</text:p>
                <draw:g>
                  <svg:desc>'Hoja 1'.D92:'Hoja 1'.D95</svg:desc>
                </draw:g>
              </table:table-cell>
              <table:table-cell office:value-type="float" office:value="66">
                <text:p>66</text:p>
                <draw:g>
                  <svg:desc>'Hoja 1'.E92:'Hoja 1'.E95</svg:desc>
                </draw:g>
              </table:table-cell>
              <table:table-cell office:value-type="float" office:value="NaN">
                <text:p>NaN</text:p>
                <draw:g>
                  <svg:desc>'Hoja 1'.F90:'Hoja 1'.F95</svg:desc>
                </draw:g>
              </table:table-cell>
              <table:table-cell office:value-type="float" office:value="NaN">
                <text:p>NaN</text:p>
                <draw:g>
                  <svg:desc>'Hoja 1'.G90:'Hoja 1'.G95</svg:desc>
                </draw:g>
              </table:table-cell>
            </table:table-row>
            <table:table-row>
              <table:table-cell office:value-type="string">
                <text:p>Tarea 2</text:p>
              </table:table-cell>
              <table:table-cell office:value-type="float" office:value="90.66666667">
                <text:p>90.66666667</text:p>
              </table:table-cell>
              <table:table-cell office:value-type="float" office:value="NaN">
                <text:p>NaN</text:p>
              </table:table-cell>
              <table:table-cell office:value-type="float" office:value="74.58333333">
                <text:p>74.58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3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09.9166667">
                <text:p>109.9166667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Media </text:p>
              </table:table-cell>
              <table:table-cell office:value-type="float" office:value="101.3611111">
                <text:p>101.3611111</text:p>
              </table:table-cell>
              <table:table-cell office:value-type="float" office:value="NaN">
                <text:p>NaN</text:p>
              </table:table-cell>
              <table:table-cell office:value-type="float" office:value="83.5">
                <text:p>83.5</text:p>
              </table:table-cell>
              <table:table-cell office:value-type="float" office:value="NaN">
                <text:p>NaN</text:p>
              </table:table-cell>
              <table:table-cell office:value-type="float" office:value="79.41666667">
                <text:p>79.41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25">
                <text:p>112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55555556">
                <text:p>89.555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6d01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2.277cm" svg:height="7.567cm" xlink:href=".." xlink:type="simple" chart:class="chart:bar" chart:style-name="ch1">
        <chart:legend chart:legend-position="start" svg:x="0.21cm" svg:y="2.488cm" style:legend-expansion="high" chart:style-name="ch2"/>
        <chart:plot-area chart:style-name="ch3" table:cell-range-address="'Hoja 1'.B99:'Hoja 1'.E102 'Hoja 1'.F97:'Hoja 1'.G102" chart:data-source-has-labels="both" svg:x="2.588cm" svg:y="0.151cm" svg:width="9.444cm" svg:height="7.265cm">
          <chartooo:coordinate-region svg:x="3.245cm" svg:y="0.35cm" svg:width="8.787cm" svg:height="6.569cm"/>
          <chart:axis chart:dimension="x" chart:name="primary-x" chart:style-name="ch4" chartooo:axis-type="text">
            <chart:categories table:cell-range-address="'Hoja 1'.B99:'Hoja 1'.B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oja 1'.C99:'Hoja 1'.C102" loext:label-string="&quot;Ordenador&quot;" chart:class="chart:bar">
            <chart:data-point chart:repeated="4"/>
          </chart:series>
          <chart:series chart:style-name="ch8" chart:values-cell-range-address="'Hoja 1'.D99:'Hoja 1'.D102" loext:label-string="&quot;Táblet&quot;" chart:class="chart:bar">
            <chart:data-point chart:repeated="4"/>
          </chart:series>
          <chart:series chart:style-name="ch9" chart:values-cell-range-address="'Hoja 1'.E99:'Hoja 1'.E102" loext:label-string="&quot;Móvil&quot;" chart:class="chart:bar">
            <chart:data-point chart:repeated="4"/>
          </chart:series>
          <chart:series chart:style-name="ch10" chart:values-cell-range-address="'Hoja 1'.F97:'Hoja 1'.F102" chart:class="chart:bar">
            <chart:data-point chart:repeated="6"/>
          </chart:series>
          <chart:series chart:style-name="ch11" chart:values-cell-range-address="'Hoja 1'.G97:'Hoja 1'.G10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nador</text:p>
              </table:table-cell>
              <table:table-cell office:value-type="string">
                <text:p>Táblet</text:p>
              </table:table-cell>
              <table:table-cell office:value-type="string">
                <text:p>Móvil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Tarea 1</text:p>
                <draw:g>
                  <svg:desc>'Hoja 1'.B99:'Hoja 1'.B102</svg:desc>
                </draw:g>
              </table:table-cell>
              <table:table-cell office:value-type="float" office:value="84.55555556">
                <text:p>84.55555556</text:p>
                <draw:g>
                  <svg:desc>'Hoja 1'.C99:'Hoja 1'.C102</svg:desc>
                </draw:g>
              </table:table-cell>
              <table:table-cell office:value-type="float" office:value="NaN">
                <text:p>NaN</text:p>
                <draw:g>
                  <svg:desc>'Hoja 1'.D99:'Hoja 1'.D102</svg:desc>
                </draw:g>
              </table:table-cell>
              <table:table-cell office:value-type="float" office:value="48">
                <text:p>48</text:p>
                <draw:g>
                  <svg:desc>'Hoja 1'.E99:'Hoja 1'.E102</svg:desc>
                </draw:g>
              </table:table-cell>
              <table:table-cell office:value-type="float" office:value="NaN">
                <text:p>NaN</text:p>
                <draw:g>
                  <svg:desc>'Hoja 1'.F97:'Hoja 1'.F102</svg:desc>
                </draw:g>
              </table:table-cell>
              <table:table-cell office:value-type="float" office:value="NaN">
                <text:p>NaN</text:p>
                <draw:g>
                  <svg:desc>'Hoja 1'.G97:'Hoja 1'.G102</svg:desc>
                </draw:g>
              </table:table-cell>
            </table:table-row>
            <table:table-row>
              <table:table-cell office:value-type="string">
                <text:p>Tarea 2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30.2">
                <text:p>3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ea 3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89.75">
                <text:p>89.75</text:p>
              </table:table-cell>
              <table:table-cell office:value-type="float" office:value="NaN">
                <text:p>NaN</text:p>
              </table:table-cell>
              <table:table-cell office:value-type="float" office:value="62.66666667">
                <text:p>62.66666667</text:p>
              </table:table-cell>
            </table:table-row>
            <table:table-row>
              <table:table-cell office:value-type="string">
                <text:p>Media </text:p>
              </table:table-cell>
              <table:table-cell office:value-type="float" office:value="86.18518519">
                <text:p>86.18518519</text:p>
              </table:table-cell>
              <table:table-cell office:value-type="float" office:value="NaN">
                <text:p>NaN</text:p>
              </table:table-cell>
              <table:table-cell office:value-type="float" office:value="55.98333333">
                <text:p>55.98333333</text:p>
              </table:table-cell>
              <table:table-cell office:value-type="float" office:value="NaN">
                <text:p>NaN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.75">
                <text:p>96.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53888889">
                <text:p>65.53888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2.277cm" svg:height="7.567cm" xlink:href=".." xlink:type="simple" chart:class="chart:bar" chart:style-name="ch1">
        <chart:legend chart:legend-position="end" svg:x="8.506cm" svg:y="2.737cm" style:legend-expansion="high" chart:style-name="ch2"/>
        <chart:plot-area chart:style-name="ch3" table:cell-range-address="'Hoja 1'.B107:'Hoja 1'.C110" chart:data-source-has-labels="column" svg:x="0.245cm" svg:y="0.151cm" svg:width="8.016cm" svg:height="7.265cm">
          <chartooo:coordinate-region svg:x="0.772cm" svg:y="0.151cm" svg:width="7.489cm" svg:height="4.553cm"/>
          <chart:axis chart:dimension="x" chart:name="primary-x" chart:style-name="ch4" chartooo:axis-type="text">
            <chart:categories table:cell-range-address="'Hoja 1'.B107:'Hoja 1'.B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oja 1'.C107:'Hoja 1'.C110" chart:class="chart:bar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Media edad</text:p>
                <draw:g>
                  <svg:desc>'Hoja 1'.B107:'Hoja 1'.B110</svg:desc>
                </draw:g>
              </table:table-cell>
              <table:table-cell office:value-type="float" office:value="32.5">
                <text:p>32.5</text:p>
                <draw:g>
                  <svg:desc>'Hoja 1'.C107:'Hoja 1'.C110</svg:desc>
                </draw:g>
              </table:table-cell>
            </table:table-row>
            <table:table-row>
              <table:table-cell office:value-type="string">
                <text:p>Media edad tanda 1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Media edad tanda 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Media edad tanda 3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277cm" svg:height="7.567cm" xlink:href=".." xlink:type="simple" chart:class="chart:circle" chart:style-name="ch1">
        <chart:legend chart:legend-position="end" svg:x="10.278cm" svg:y="2.986cm" style:legend-expansion="high" chart:style-name="ch2"/>
        <chart:plot-area chart:style-name="ch3" table:cell-range-address="'Hoja 1'.B119:'Hoja 1'.C122" chart:data-source-has-labels="both" svg:x="0.245cm" svg:y="0.151cm" svg:width="9.788cm" svg:height="7.265cm">
          <chartooo:coordinate-region svg:x="1.507cm" svg:y="0.152cm" svg:width="7.264cm" svg:height="7.264cm"/>
          <chart:axis chart:dimension="x" chart:name="primary-x" chart:style-name="ch4" chartooo:axis-type="text">
            <chart:categories table:cell-range-address="'Hoja 1'.B120:'Hoja 1'.B122"/>
          </chart:axis>
          <chart:axis chart:dimension="y" chart:name="primary-y" chart:style-name="ch5"/>
          <chart:series chart:style-name="ch6" chart:values-cell-range-address="'Hoja 1'.C120:'Hoja 1'.C122" chart:label-cell-address="'Hoja 1'.C119:'Hoja 1'.C119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Hoja 1'.C119:'Hoja 1'.C1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nda 1</text:p>
                <draw:g>
                  <svg:desc>'Hoja 1'.B120:'Hoja 1'.B122</svg:desc>
                </draw:g>
              </table:table-cell>
              <table:table-cell office:value-type="float" office:value="4">
                <text:p>4</text:p>
                <draw:g>
                  <svg:desc>'Hoja 1'.C120:'Hoja 1'.C122</svg:desc>
                </draw:g>
              </table:table-cell>
            </table:table-row>
            <table:table-row>
              <table:table-cell office:value-type="string">
                <text:p>Tanda 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anda 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277cm" svg:height="9.816cm" xlink:href=".." xlink:type="simple" chart:class="chart:circle" chart:style-name="ch1">
        <chart:legend chart:legend-position="end" svg:x="10.278cm" svg:y="4.111cm" style:legend-expansion="high" chart:style-name="ch2"/>
        <chart:plot-area chart:style-name="ch3" table:cell-range-address="'Hoja 1'.B113:'Hoja 1'.C116" chart:data-source-has-labels="both" svg:x="0.245cm" svg:y="0.196cm" svg:width="9.788cm" svg:height="9.424cm">
          <chartooo:coordinate-region svg:x="0.427cm" svg:y="0.197cm" svg:width="9.423cm" svg:height="9.423cm"/>
          <chart:axis chart:dimension="x" chart:name="primary-x" chart:style-name="ch4" chartooo:axis-type="text">
            <chart:categories table:cell-range-address="'Hoja 1'.B114:'Hoja 1'.B116"/>
          </chart:axis>
          <chart:axis chart:dimension="y" chart:name="primary-y" chart:style-name="ch5"/>
          <chart:series chart:style-name="ch6" chart:values-cell-range-address="'Hoja 1'.C114:'Hoja 1'.C116" chart:label-cell-address="'Hoja 1'.C113:'Hoja 1'.C113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Hoja 1'.C113:'Hoja 1'.C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nda 1</text:p>
                <draw:g>
                  <svg:desc>'Hoja 1'.B114:'Hoja 1'.B116</svg:desc>
                </draw:g>
              </table:table-cell>
              <table:table-cell office:value-type="float" office:value="9">
                <text:p>9</text:p>
                <draw:g>
                  <svg:desc>'Hoja 1'.C114:'Hoja 1'.C116</svg:desc>
                </draw:g>
              </table:table-cell>
            </table:table-row>
            <table:table-row>
              <table:table-cell office:value-type="string">
                <text:p>Tanda 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anda 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2.435cm" svg:height="7.699cm" xlink:href=".." xlink:type="simple" chart:class="chart:bar" chart:style-name="ch1">
        <chart:legend chart:legend-position="end" svg:x="8.373cm" svg:y="2.803cm" style:legend-expansion="high" chart:style-name="ch2"/>
        <chart:plot-area chart:style-name="ch3" table:cell-range-address="'Hoja 1'.B125:'Hoja 1'.C129" chart:data-source-has-labels="both" svg:x="0.248cm" svg:y="0.153cm" svg:width="7.877cm" svg:height="7.393cm">
          <chartooo:coordinate-region svg:x="1.038cm" svg:y="0.153cm" svg:width="7.087cm" svg:height="4.475cm"/>
          <chart:axis chart:dimension="x" chart:name="primary-x" chart:style-name="ch4" chartooo:axis-type="text">
            <chart:categories table:cell-range-address="'Hoja 1'.B126:'Hoja 1'.B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oja 1'.C126:'Hoja 1'.C129" chart:label-cell-address="'Hoja 1'.C125:'Hoja 1'.C125" chart:class="chart:bar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Hoja 1'.C125:'Hoja 1'.C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a tiempo</text:p>
                <draw:g>
                  <svg:desc>'Hoja 1'.B126:'Hoja 1'.B129</svg:desc>
                </draw:g>
              </table:table-cell>
              <table:table-cell office:value-type="float" office:value="91.47222222">
                <text:p>91.47222222</text:p>
                <draw:g>
                  <svg:desc>'Hoja 1'.C126:'Hoja 1'.C129</svg:desc>
                </draw:g>
              </table:table-cell>
            </table:table-row>
            <table:table-row>
              <table:table-cell office:value-type="string">
                <text:p>Media tiempo tanda 1</text:p>
              </table:table-cell>
              <table:table-cell office:value-type="float" office:value="101.944444456667">
                <text:p>101.944444456667</text:p>
              </table:table-cell>
            </table:table-row>
            <table:table-row>
              <table:table-cell office:value-type="string">
                <text:p>Media tiempo tanda 2</text:p>
              </table:table-cell>
              <table:table-cell office:value-type="float" office:value="88.22222221">
                <text:p>88.22222221</text:p>
              </table:table-cell>
            </table:table-row>
            <table:table-row>
              <table:table-cell office:value-type="string">
                <text:p>Media tiempo tanda 3</text:p>
              </table:table-cell>
              <table:table-cell office:value-type="float" office:value="84.25">
                <text:p>84.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